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4266" officeooo:paragraph-rsid="00214266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1ffcf0"/>
    </style:style>
    <style:style style:name="T6" style:family="text">
      <style:text-properties fo:language="en" fo:country="US" officeooo:rsid="002003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</text:span><text:span text:style-name="T6">8</text:span><text:span text:style-name="T5">th</text:span> of <text:span text:style-name="T4">November</text:span><text:span text:style-name="T3"> </text:span>202<text:span text:style-name="T3">5</text:span> under the <text:span text:style-name="T6">53rd</text:span> PA Meeting.</text:p>
      <text:p text:style-name="P1"/>
      <text:p text:style-name="P1">The Assembly, recognising the current situation,</text:p>
      <text:p text:style-name="P1"/>
      <text:p text:style-name="P4">Constitutes the need to remove Thanster as CotSM as he is completely inactive and only uses CotS privileges for unproductive purposes.</text:p>
      <text:p text:style-name="P1"/>
      <text:p text:style-name="P1">And proceeds.</text:p>
      <text:p text:style-name="P1"/>
      <text:p text:style-name="P1">Signed by,</text:p>
      <text:p text:style-name="P4">M53</text:p>
      <text:p text:style-name="P1"/>
      <text:p text:style-name="P1"/>
      <text:p text:style-name="P1"/>
      <text:p text:style-name="Standard"><text:span text:style-name="T1">[</text:span><text:span text:style-name="T2">Motion 53-12: To remove Thanster as CotSM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8T19:40:17.201875606</dc:date>
    <meta:editing-duration>PT2M49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54" meta:character-count="339" meta:non-whitespace-character-count="292"/>
  </office:meta>
</office:document-meta>
</file>